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ViewImportHandler.SysViewImportHandler( Importer importer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ViewImportHandler.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sViewImportHandler.ignorableWhitespace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sViewImportHandler.endElement( String namespaceURI , String localName , String q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">
            <text:p text:style-name="Table_20_Contents">4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ysViewImportHandler.processNode( ImportState state , boolean start , boolean en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ysViewImportHandler.startElement( String namespaceURI , String localName , String qName , Attributes att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